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207b" officeooo:paragraph-rsid="000b207b"/>
    </style:style>
    <style:style style:name="P2" style:family="paragraph" style:parent-style-name="Standard">
      <style:paragraph-properties fo:text-align="justify" style:justify-single-word="false"/>
      <style:text-properties officeooo:rsid="000b207b" officeooo:paragraph-rsid="000b207b"/>
    </style:style>
    <style:style style:name="P3" style:family="paragraph" style:parent-style-name="Standard">
      <style:paragraph-properties fo:text-align="start" style:justify-single-word="false"/>
      <style:text-properties officeooo:rsid="000d1755" officeooo:paragraph-rsid="000ef15a"/>
    </style:style>
    <style:style style:name="P4" style:family="paragraph" style:parent-style-name="Standard" style:list-style-name="L1">
      <style:paragraph-properties fo:text-align="justify" style:justify-single-word="false"/>
      <style:text-properties officeooo:rsid="000d1755" officeooo:paragraph-rsid="000d1755"/>
    </style:style>
    <style:style style:name="P5" style:family="paragraph" style:parent-style-name="Standard" style:list-style-name="L1">
      <style:paragraph-properties fo:text-align="justify" style:justify-single-word="false"/>
      <style:text-properties officeooo:rsid="000d1755" officeooo:paragraph-rsid="000ef15a"/>
    </style:style>
    <style:style style:name="P6" style:family="paragraph" style:parent-style-name="Standard" style:list-style-name="L2">
      <style:paragraph-properties fo:text-align="justify" style:justify-single-word="false"/>
      <style:text-properties fo:font-weight="bold" officeooo:paragraph-rsid="000d1755" style:font-weight-asian="bold" style:font-weight-complex="bold"/>
    </style:style>
    <style:style style:name="P7" style:family="paragraph" style:parent-style-name="Standard">
      <style:paragraph-properties fo:text-align="start" style:justify-single-word="false"/>
      <style:text-properties officeooo:rsid="000ef15a" officeooo:paragraph-rsid="000ef15a"/>
    </style:style>
    <style:style style:name="P8" style:family="paragraph" style:parent-style-name="Standard" style:list-style-name="L3">
      <style:paragraph-properties fo:text-align="start" style:justify-single-word="false"/>
      <style:text-properties officeooo:rsid="000ef15a" officeooo:paragraph-rsid="000ef15a"/>
    </style:style>
    <style:style style:name="P9" style:family="paragraph" style:parent-style-name="Standard" style:list-style-name="L3">
      <style:paragraph-properties fo:text-align="start" style:justify-single-word="false"/>
      <style:text-properties officeooo:rsid="000fce30" officeooo:paragraph-rsid="000fce30"/>
    </style:style>
    <style:style style:name="P10" style:family="paragraph" style:parent-style-name="Standard">
      <style:paragraph-properties fo:text-align="start" style:justify-single-word="false"/>
      <style:text-properties officeooo:rsid="000fce30" officeooo:paragraph-rsid="000fce30"/>
    </style:style>
    <style:style style:name="P11" style:family="paragraph" style:parent-style-name="Standard">
      <style:paragraph-properties fo:text-align="start" style:justify-single-word="false"/>
      <style:text-properties officeooo:rsid="0011e2e1" officeooo:paragraph-rsid="0011e2e1"/>
    </style:style>
    <style:style style:name="P12" style:family="paragraph" style:parent-style-name="Standard">
      <style:paragraph-properties fo:text-align="justify" style:justify-single-word="false"/>
      <style:text-properties officeooo:rsid="0011e2e1" officeooo:paragraph-rsid="0014c291"/>
    </style:style>
    <style:style style:name="P13" style:family="paragraph" style:parent-style-name="Standard" style:list-style-name="L2">
      <style:paragraph-properties fo:text-align="justify" style:justify-single-word="false"/>
      <style:text-properties officeooo:paragraph-rsid="000d1755"/>
    </style:style>
    <style:style style:name="P14" style:family="paragraph" style:parent-style-name="Text_20_body">
      <style:paragraph-properties fo:text-align="center" style:justify-single-word="false"/>
      <style:text-properties officeooo:rsid="00142d90" officeooo:paragraph-rsid="00142d90"/>
    </style:style>
    <style:style style:name="P15" style:family="paragraph" style:parent-style-name="Heading_20_1">
      <style:paragraph-properties fo:text-align="center" style:justify-single-word="false"/>
    </style:style>
    <style:style style:name="P16" style:family="paragraph" style:parent-style-name="Heading_20_3">
      <style:paragraph-properties fo:text-align="justify" style:justify-single-word="false"/>
    </style:style>
    <style:style style:name="P17" style:family="paragraph" style:parent-style-name="Heading_20_2">
      <style:paragraph-properties fo:text-align="center" style:justify-single-word="false"/>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d1755"/>
    </style:style>
    <style:style style:name="T4" style:family="text">
      <style:text-properties style:text-position="0% 100%" fo:font-weight="bold" style:font-weight-asian="bold" style:font-weight-complex="bold"/>
    </style:style>
    <style:style style:name="T5" style:family="text">
      <style:text-properties style:text-position="0% 100%" fo:font-weight="bold" officeooo:rsid="000fce30" style:font-weight-asian="bold" style:font-weight-complex="bold"/>
    </style:style>
    <style:style style:name="T6" style:family="text">
      <style:text-properties style:text-position="0% 100%" style:text-underline-style="solid" style:text-underline-width="auto" style:text-underline-color="font-color"/>
    </style:style>
    <style:style style:name="T7" style:family="text">
      <style:text-properties style:text-position="0% 100%" style:text-underline-style="solid" style:text-underline-width="auto" style:text-underline-color="font-color" officeooo:rsid="000d1755"/>
    </style:style>
    <style:style style:name="T8" style:family="text">
      <style:text-properties style:text-position="0% 100%" style:text-underline-style="solid" style:text-underline-width="auto" style:text-underline-color="font-color" officeooo:rsid="000ef15a"/>
    </style:style>
    <style:style style:name="T9" style:family="text">
      <style:text-properties style:text-position="0% 100%" style:text-underline-style="solid" style:text-underline-width="auto" style:text-underline-color="font-color" officeooo:rsid="000fce30"/>
    </style:style>
    <style:style style:name="T10" style:family="text">
      <style:text-properties style:text-position="0% 100%" officeooo:rsid="000fce30"/>
    </style:style>
    <style:style style:name="T11" style:family="text">
      <style:text-properties style:text-position="0% 100%" officeooo:rsid="001385b8"/>
    </style:style>
    <style:style style:name="T12" style:family="text">
      <style:text-properties style:text-position="0% 100%" officeooo:rsid="0013d548"/>
    </style:style>
    <style:style style:name="T13" style:family="text">
      <style:text-properties style:text-position="0% 100%" officeooo:rsid="00142d90"/>
    </style:style>
    <style:style style:name="T14" style:family="text">
      <style:text-properties fo:font-weight="bold" style:font-weight-asian="bold" style:font-weight-complex="bold"/>
    </style:style>
    <style:style style:name="T15" style:family="text">
      <style:text-properties officeooo:rsid="000fce30"/>
    </style:style>
    <style:style style:name="T16" style:family="text">
      <style:text-properties officeooo:rsid="00142d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EOPSY</text:h>
      <text:h text:style-name="P17" text:outline-level="2">3<text:span text:style-name="T1">rd</text:span><text:span text:style-name="T2"> Task – Scheduling</text:span></text:h>
      <text:p text:style-name="P14"><text:span text:style-name="T13">J</text:span><text:span text:style-name="T2">uan Gabriel Jiménez Lagos K-5595</text:span></text:p>
      <text:p text:style-name="P1"><text:span text:style-name="T2"/></text:p>
      <text:p text:style-name="P2"><text:span text:style-name="T2">Non-preemptive Scheduling is used when a process terminates, or a process switches from running to waiting state. In this scheduling, once the resources (CPU cycles) is allocated to a process, the process holds the CPU till it gets terminated or it reaches a waiting state. In case of non-preemptive scheduling does not interrupt a process running CPU in middle of the execution. Instead, it waits till the process complete its CPU burst time and then it can allocate the CPU to another process. </text:span><text:span text:style-name="T3">[1]</text:span></text:p>
      <text:p text:style-name="P2"><text:span text:style-name="T2"/></text:p>
      <text:p text:style-name="P2"><text:span text:style-name="T2">First come, first serve is the policy of the jobs executed, as previous said It is a non-preemptive scheduling algorithm, </text:span><text:span text:style-name="T3">finally, the implementation is based on First In First Out (FIFO).</text:span></text:p>
      <text:p text:style-name="P2"><text:span text:style-name="T3"/></text:p>
      <text:h text:style-name="P16" text:outline-level="3">Description of each parameter: </text:h>
      <text:list xml:id="list2279410140" text:style-name="L2">
        <text:list-item>
          <text:p text:style-name="P6"><text:span text:style-name="T3">Configuration file:</text:span></text:p>
          <text:list>
            <text:list-item>
              <text:p text:style-name="P13"><text:span text:style-name="T7">Numprocess</text:span><text:span text:style-name="T3">: The number of processes to create for the simulation.</text:span></text:p>
            </text:list-item>
          </text:list>
        </text:list-item>
      </text:list>
      <text:list xml:id="list3958375519" text:style-name="L1">
        <text:list-item>
          <text:list>
            <text:list-item>
              <text:p text:style-name="P4"><text:span text:style-name="T6">Meandev</text:span><text:span text:style-name="T2">: The average length of time in milliseconds that a process should execute before terminating.</text:span></text:p>
            </text:list-item>
            <text:list-item>
              <text:p text:style-name="P4"><text:span text:style-name="T6">Standdev</text:span><text:span text:style-name="T2">: The number of standard deviations from the average length of time a process should execute before terminating.</text:span></text:p>
            </text:list-item>
            <text:list-item>
              <text:p text:style-name="P4"><text:span text:style-name="T6">Process #</text:span><text:span text:style-name="T2">: The amount of time in milliseconds that the process should execute before blocking for input or output. There should be a separate process directive for each process specified by the numprocess directive</text:span></text:p>
            </text:list-item>
            <text:list-item>
              <text:p text:style-name="P4"><text:span text:style-name="T6">runtime</text:span><text:span text:style-name="T2">: The maximum amount of time the simulation should run in milliseconds</text:span></text:p>
            </text:list-item>
          </text:list>
        </text:list-item>
        <text:list-item>
          <text:p text:style-name="P4"><text:span text:style-name="T4">Summary-Results file</text:span><text:span text:style-name="T2">:</text:span></text:p>
          <text:list>
            <text:list-item>
              <text:p text:style-name="P4"><text:span text:style-name="T6">Process #</text:span><text:span text:style-name="T2">: The process number assigned to the process by the simulator. The process number is between 0 and n-1, where n is the number specified by the "numprocess" configuration parameter.</text:span></text:p>
            </text:list-item>
            <text:list-item>
              <text:p text:style-name="P4"><text:span text:style-name="T8">C</text:span><text:span text:style-name="T6">PU Time</text:span><text:span text:style-name="T2">: The randomly generated total runtime for the process in milliseconds. This is determined by the "meandev" and "standdev" parameters in the configuration file.</text:span></text:p>
            </text:list-item>
            <text:list-item>
              <text:p text:style-name="P4"><text:span text:style-name="T6">IO Blocking</text:span><text:span text:style-name="T2">: The amount of time the process runs before it blocks for input or output. This is specified for each process by a "process" directive in the configuration file.</text:span></text:p>
            </text:list-item>
            <text:list-item>
              <text:p text:style-name="P4"><text:span text:style-name="T6">CPU Completed</text:span><text:span text:style-name="T2">: The amount of runtime in milliseconds completed for the process. Note that this may be less than the CPU Time for the process if the simulator runs out of time as specified by the "runtime" configuration parameter.</text:span></text:p>
            </text:list-item>
            <text:list-item>
              <text:p text:style-name="P4"><text:span text:style-name="T6">CPU Blocked</text:span><text:span text:style-name="T2">: The number of times the process blocked for input or output during the simulation.</text:span></text:p>
            </text:list-item>
          </text:list>
        </text:list-item>
        <text:list-item>
          <text:p text:style-name="P4"><text:span text:style-name="T4">Summary-Process</text:span><text:span text:style-name="T5">es</text:span><text:span text:style-name="T4"> file</text:span><text:span text:style-name="T2">:</text:span></text:p>
          <text:list>
            <text:list-item>
              <text:p text:style-name="P5"><text:span text:style-name="T9">P</text:span><text:span text:style-name="T6">rocess-number:</text:span><text:span text:style-name="T2"> The process number assigned to the process by the simulator. This is a number between 0 and n-1, where n is the value specified for the "numprocess" configuration parameter.</text:span></text:p>
            </text:list-item>
            <text:list-item>
              <text:p text:style-name="P5"><text:span text:style-name="T6">Process-status:</text:span><text:span text:style-name="T2"> The status of the process at this point in time. If "registered" then the process is under consideration by the scheduling algorithm. If "I/O blocked", then the scheduling algorithm has noticed that the process is blocked for input or output. If "completed", then </text:span><text:soft-page-break/><text:span text:style-name="T2">the scheduling algorithm has noticed that the process has met or exceeded its allocated execution time.</text:span></text:p>
            </text:list-item>
            <text:list-item>
              <text:p text:style-name="P5"><text:span text:style-name="T6">Cpu-time:</text:span><text:span text:style-name="T2"> The total amount of run time allowed for this process. This number is randomly generated for the process based on the "meandev" and "standdev" values specified in the configuration file.</text:span></text:p>
            </text:list-item>
            <text:list-item>
              <text:p text:style-name="P5"><text:span text:style-name="T6">Block-time:</text:span><text:span text:style-name="T2"> The amount of time in milliseconds to execute before blocking process. This number is specified for the process by the "process" directive in the configuration file. accumulated-time The total amount of time process has executed in milliseconds. (This number appears twice in the log file; one should be removed).</text:span></text:p>
            </text:list-item>
          </text:list>
        </text:list-item>
      </text:list>
      <text:p text:style-name="P3"><text:span text:style-name="T2"/></text:p>
      <text:h text:style-name="Heading_20_3" text:outline-level="3">Results:</text:h>
      <text:list xml:id="list1221171990" text:style-name="L3">
        <text:list-item>
          <text:p text:style-name="P8"><text:span text:style-name="T2">Two processes:</text:span></text:p>
        </text:list-item>
      </text:list>
      <text:p text:style-name="P7"><text:tab/><text:span text:style-name="T15">Summary-Results:</text:span></text:p>
      <text:p text:style-name="P7"><text:tab/><text:tab/>Scheduling Type: Batch (Nonpreemptive)</text:p>
      <text:p text:style-name="P7"><text:tab/><text:tab/>Scheduling Name: First-Come First-Served</text:p>
      <text:p text:style-name="P7"><text:tab/><text:tab/>Simulation Run Time: 4000</text:p>
      <text:p text:style-name="P7"><text:tab/><text:tab/>Mean: 2000</text:p>
      <text:p text:style-name="P7"><text:tab/><text:tab/>Standard Deviation: 0</text:p>
      <text:p text:style-name="P7"><text:tab/><text:tab/>Process #<text:tab/>CPU Time<text:tab/>IO Blocking<text:tab/>CPU Completed<text:tab/>CPU Blocked</text:p>
      <text:p text:style-name="P7"><text:tab/><text:tab/>0<text:tab/><text:tab/>2000 (ms)<text:tab/>500 (ms)<text:tab/>2000 (ms)<text:tab/><text:tab/>3 times</text:p>
      <text:p text:style-name="P7"><text:tab/><text:tab/>1<text:tab/><text:tab/>2000 (ms)<text:tab/>500 (ms)<text:tab/>2000 (ms)<text:tab/><text:tab/>3 times</text:p>
      <text:p text:style-name="P7"><text:tab/><text:span text:style-name="T15">Summary-Processes:</text:span></text:p>
      <text:p text:style-name="P7"><text:tab/><text:tab/>Process: 0 registered... (2000 500 0)</text:p>
      <text:p text:style-name="P7"><text:tab/><text:tab/>Process: 0 I/O blocked... (2000 500 500)</text:p>
      <text:p text:style-name="P7"><text:tab/><text:tab/>Process: 1 registered... (2000 500 0)</text:p>
      <text:p text:style-name="P7"><text:tab/><text:tab/>Process: 1 I/O blocked... (2000 500 500)</text:p>
      <text:p text:style-name="P7"><text:tab/><text:tab/>Process: 0 registered... (2000 500 500)</text:p>
      <text:p text:style-name="P7"><text:tab/><text:tab/>Process: 0 I/O blocked... (2000 500 1000)</text:p>
      <text:p text:style-name="P7"><text:tab/><text:tab/>Process: 1 registered... (2000 500 500)</text:p>
      <text:p text:style-name="P7"><text:tab/><text:tab/>Process: 1 I/O blocked... (2000 500 1000)</text:p>
      <text:p text:style-name="P7"><text:tab/><text:tab/>Process: 0 registered... (2000 500 1000)</text:p>
      <text:p text:style-name="P7"><text:tab/><text:tab/>Process: 0 I/O blocked... (2000 500 1500)</text:p>
      <text:p text:style-name="P7"><text:tab/><text:tab/>Process: 1 registered... (2000 500 1000)</text:p>
      <text:p text:style-name="P7"><text:tab/><text:tab/>Process: 1 I/O blocked... (2000 500 1500)</text:p>
      <text:p text:style-name="P7"><text:tab/><text:tab/>Process: 0 registered... (2000 500 1500)</text:p>
      <text:p text:style-name="P7"><text:tab/><text:tab/><text:span text:style-name="T14">Process: 0 completed... (2000 500 2000)</text:span></text:p>
      <text:p text:style-name="P7"><text:tab/><text:tab/>Process: 1 registered... (2000 500 1500)</text:p>
      <text:p text:style-name="P7"><text:tab/><text:tab/><text:span text:style-name="T14">Process: 1 completed... (2000 500 2000)</text:span></text:p>
      <text:list xml:id="list45417625300649" text:continue-numbering="true" text:style-name="L3">
        <text:list-item>
          <text:p text:style-name="P8"><text:span text:style-name="T2">Five processes:</text:span></text:p>
        </text:list-item>
      </text:list>
      <text:p text:style-name="P7"><text:span text:style-name="T2"><text:tab/></text:span><text:span text:style-name="T10">Summary-Result:</text:span></text:p>
      <text:p text:style-name="P7"><text:span text:style-name="T2"><text:tab/><text:tab/>Scheduling Type: Batch (Nonpreemptive)</text:span></text:p>
      <text:p text:style-name="P7"><text:span text:style-name="T2"><text:tab/><text:tab/>Scheduling Name: First-Come First-Served</text:span></text:p>
      <text:p text:style-name="P7"><text:span text:style-name="T2"><text:tab/><text:tab/>Simulation Run Time: 10000</text:span></text:p>
      <text:p text:style-name="P7"><text:span text:style-name="T2"><text:tab/><text:tab/>Mean: 2000</text:span></text:p>
      <text:p text:style-name="P7"><text:span text:style-name="T2"><text:tab/><text:tab/>Standard Deviation: 0</text:span></text:p>
      <text:p text:style-name="P7"><text:span text:style-name="T2"><text:tab/><text:tab/>Process #<text:tab/>CPU Time<text:tab/>IO Blocking<text:tab/>CPU Completed<text:tab/>CPU Blocked</text:span></text:p>
      <text:p text:style-name="P7"><text:span text:style-name="T2"><text:tab/><text:tab/>0<text:tab/><text:tab/>2000 (ms)<text:tab/>500 (ms)<text:tab/>2000 (ms)<text:tab/><text:tab/>3 times</text:span></text:p>
      <text:p text:style-name="P7"><text:span text:style-name="T2"><text:tab/><text:tab/>1<text:tab/><text:tab/>2000 (ms)<text:tab/>500 (ms)<text:tab/>2000 (ms)<text:tab/><text:tab/>3 times</text:span></text:p>
      <text:p text:style-name="P7"><text:soft-page-break/><text:span text:style-name="T2"><text:tab/><text:tab/>2<text:tab/><text:tab/>2000 (ms)<text:tab/>500 (ms)<text:tab/>2000 (ms)<text:tab/><text:tab/>3 times</text:span></text:p>
      <text:p text:style-name="P7"><text:span text:style-name="T2"><text:tab/><text:tab/>3<text:tab/><text:tab/>2000 (ms)<text:tab/>500 (ms)<text:tab/>2000 (ms)<text:tab/><text:tab/>3 times</text:span></text:p>
      <text:p text:style-name="P7"><text:span text:style-name="T2"><text:tab/><text:tab/>4<text:tab/><text:tab/>2000 (ms)<text:tab/>500 (ms)<text:tab/>2000 (ms)<text:tab/><text:tab/>3 times</text:span></text:p>
      <text:p text:style-name="P7"><text:span text:style-name="T2"><text:tab/></text:span></text:p>
      <text:p text:style-name="P7"><text:span text:style-name="T2"/></text:p>
      <text:p text:style-name="P7"><text:span text:style-name="T2"/></text:p>
      <text:p text:style-name="P7"><text:span text:style-name="T2"><text:tab/></text:span><text:span text:style-name="T10">Summary-Processes:</text:span></text:p>
      <text:p text:style-name="P7"><text:span text:style-name="T10"><text:tab/><text:tab/>Process: 0 registered... (2000 500 0)</text:span></text:p>
      <text:p text:style-name="P7"><text:span text:style-name="T10"><text:tab/><text:tab/>Process: 0 I/O blocked... (2000 500 500)</text:span></text:p>
      <text:p text:style-name="P7"><text:span text:style-name="T10"><text:tab/><text:tab/>Process: 1 registered... (2000 500 0)</text:span></text:p>
      <text:p text:style-name="P7"><text:span text:style-name="T10"><text:tab/><text:tab/>Process: 1 I/O blocked... (2000 500 500)</text:span></text:p>
      <text:p text:style-name="P7"><text:span text:style-name="T10"><text:tab/><text:tab/>Process: 0 registered... (2000 500 500)</text:span></text:p>
      <text:p text:style-name="P7"><text:span text:style-name="T10"><text:tab/><text:tab/>Process: 0 I/O blocked... (2000 500 1000)</text:span></text:p>
      <text:p text:style-name="P7"><text:span text:style-name="T10"><text:tab/><text:tab/>Process: 1 registered... (2000 500 500)</text:span></text:p>
      <text:p text:style-name="P7"><text:span text:style-name="T10"><text:tab/><text:tab/>Process: 1 I/O blocked... (2000 500 1000)</text:span></text:p>
      <text:p text:style-name="P7"><text:span text:style-name="T10"><text:tab/><text:tab/>Process: 0 registered... (2000 500 1000)</text:span></text:p>
      <text:p text:style-name="P7"><text:span text:style-name="T10"><text:tab/><text:tab/>Process: 0 I/O blocked... (2000 500 1500)</text:span></text:p>
      <text:p text:style-name="P7"><text:span text:style-name="T10"><text:tab/><text:tab/>Process: 1 registered... (2000 500 1000)</text:span></text:p>
      <text:p text:style-name="P7"><text:span text:style-name="T10"><text:tab/><text:tab/>Process: 1 I/O blocked... (2000 500 1500)</text:span></text:p>
      <text:p text:style-name="P7"><text:span text:style-name="T10"><text:tab/><text:tab/>Process: 0 registered... (2000 500 1500)</text:span></text:p>
      <text:p text:style-name="P7"><text:span text:style-name="T10"><text:tab/><text:tab/></text:span><text:span text:style-name="T5">Process: 0 completed... (2000 500 2000)</text:span></text:p>
      <text:p text:style-name="P7"><text:span text:style-name="T10"><text:tab/><text:tab/>Process: 1 registered... (2000 500 1500)</text:span></text:p>
      <text:p text:style-name="P7"><text:span text:style-name="T10"><text:tab/><text:tab/></text:span><text:span text:style-name="T5">Process: 1 completed... (2000 500 2000)</text:span></text:p>
      <text:p text:style-name="P7"><text:span text:style-name="T10"><text:tab/><text:tab/>Process: 2 registered... (2000 500 0)</text:span></text:p>
      <text:p text:style-name="P7"><text:span text:style-name="T10"><text:tab/><text:tab/>Process: 2 I/O blocked... (2000 500 500)</text:span></text:p>
      <text:p text:style-name="P7"><text:span text:style-name="T10"><text:tab/><text:tab/>Process: 3 registered... (2000 500 0)</text:span></text:p>
      <text:p text:style-name="P7"><text:span text:style-name="T10"><text:tab/><text:tab/>Process: 3 I/O blocked... (2000 500 500)</text:span></text:p>
      <text:p text:style-name="P7"><text:span text:style-name="T10"><text:tab/><text:tab/>Process: 2 registered... (2000 500 500)</text:span></text:p>
      <text:p text:style-name="P7"><text:span text:style-name="T10"><text:tab/><text:tab/>Process: 2 I/O blocked... (2000 500 1000)</text:span></text:p>
      <text:p text:style-name="P7"><text:span text:style-name="T10"><text:tab/><text:tab/>Process: 3 registered... (2000 500 500)</text:span></text:p>
      <text:p text:style-name="P7"><text:span text:style-name="T10"><text:tab/><text:tab/>Process: 3 I/O blocked... (2000 500 1000)</text:span></text:p>
      <text:p text:style-name="P7"><text:span text:style-name="T10"><text:tab/><text:tab/>Process: 2 registered... (2000 500 1000)</text:span></text:p>
      <text:p text:style-name="P7"><text:span text:style-name="T10"><text:tab/><text:tab/>Process: 2 I/O blocked... (2000 500 1500)</text:span></text:p>
      <text:p text:style-name="P7"><text:span text:style-name="T10"><text:tab/><text:tab/>Process: 3 registered... (2000 500 1000)</text:span></text:p>
      <text:p text:style-name="P7"><text:span text:style-name="T10"><text:tab/><text:tab/>Process: 3 I/O blocked... (2000 500 1500)</text:span></text:p>
      <text:p text:style-name="P7"><text:span text:style-name="T10"><text:tab/><text:tab/>Process: 2 registered... (2000 500 1500)</text:span></text:p>
      <text:p text:style-name="P7"><text:span text:style-name="T10"><text:tab/><text:tab/></text:span><text:span text:style-name="T5">Process: 2 completed... (2000 500 2000)</text:span></text:p>
      <text:p text:style-name="P7"><text:span text:style-name="T10"><text:tab/><text:tab/>Process: 3 registered... (2000 500 1500)</text:span></text:p>
      <text:p text:style-name="P7"><text:span text:style-name="T10"><text:tab/><text:tab/></text:span><text:span text:style-name="T5">Process: 3 completed... (2000 500 2000)</text:span></text:p>
      <text:p text:style-name="P7"><text:span text:style-name="T10"><text:tab/><text:tab/>Process: 4 registered... (2000 500 0)</text:span></text:p>
      <text:p text:style-name="P7"><text:span text:style-name="T10"><text:tab/><text:tab/>Process: 4 I/O blocked... (2000 500 500)</text:span></text:p>
      <text:p text:style-name="P7"><text:span text:style-name="T10"><text:tab/><text:tab/>Process: 4 registered... (2000 500 500)</text:span></text:p>
      <text:p text:style-name="P7"><text:span text:style-name="T10"><text:tab/><text:tab/>Process: 4 I/O blocked... (2000 500 1000)</text:span></text:p>
      <text:p text:style-name="P7"><text:span text:style-name="T10"><text:tab/><text:tab/>Process: 4 registered... (2000 500 1000)</text:span></text:p>
      <text:p text:style-name="P7"><text:span text:style-name="T10"><text:tab/><text:tab/>Process: 4 I/O blocked... (2000 500 1500)</text:span></text:p>
      <text:p text:style-name="P7"><text:span text:style-name="T10"><text:tab/><text:tab/>Process: 4 registered... (2000 500 1500)</text:span></text:p>
      <text:p text:style-name="P7"><text:span text:style-name="T10"/></text:p>
      <text:p text:style-name="P7"><text:span text:style-name="T10"/></text:p>
      <text:p text:style-name="P7"><text:span text:style-name="T10"/></text:p>
      <text:p text:style-name="P7"><text:soft-page-break/><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list xml:id="list45415758991267" text:continue-numbering="true" text:style-name="L3">
        <text:list-item>
          <text:p text:style-name="P8"><text:span text:style-name="T2">Ten processes:</text:span></text:p>
          <text:p text:style-name="P9"><text:span text:style-name="T2">Summary-Result:</text:span></text:p>
        </text:list-item>
      </text:list>
      <text:p text:style-name="P10"><text:tab/><text:tab/>Scheduling Type: Batch (Nonpreemptive)</text:p>
      <text:p text:style-name="P10"><text:tab/><text:tab/>Scheduling Name: First-Come First-Served</text:p>
      <text:p text:style-name="P10"><text:tab/><text:tab/>Simulation Run Time: 10000</text:p>
      <text:p text:style-name="P10"><text:tab/><text:tab/>Mean: 2000</text:p>
      <text:p text:style-name="P10"><text:tab/><text:tab/>Standard Deviation: 0</text:p>
      <text:p text:style-name="P10"><text:tab/><text:tab/>Process #<text:tab/>CPU Time<text:tab/>IO Blocking<text:tab/>CPU Completed<text:tab/>CPU Blocked</text:p>
      <text:p text:style-name="P10"><text:tab/><text:tab/>0<text:tab/><text:tab/>2000 (ms)<text:tab/>500 (ms)<text:tab/>2000 (ms)<text:tab/><text:tab/>3 times</text:p>
      <text:p text:style-name="P10"><text:tab/><text:tab/>1<text:tab/><text:tab/>2000 (ms)<text:tab/>500 (ms)<text:tab/>2000 (ms)<text:tab/><text:tab/>3 times</text:p>
      <text:p text:style-name="P10"><text:tab/><text:tab/>2<text:tab/><text:tab/>2000 (ms)<text:tab/>500 (ms)<text:tab/>2000 (ms)<text:tab/><text:tab/>3 times</text:p>
      <text:p text:style-name="P10"><text:tab/><text:tab/>3<text:tab/><text:tab/>2000 (ms)<text:tab/>500 (ms)<text:tab/>2000 (ms)<text:tab/><text:tab/>3 times</text:p>
      <text:p text:style-name="P10"><text:tab/><text:tab/>4<text:tab/><text:tab/>2000 (ms)<text:tab/>500 (ms)<text:tab/>1000 (ms)<text:tab/><text:tab/>2 times</text:p>
      <text:p text:style-name="P10"><text:tab/><text:tab/>5<text:tab/><text:tab/>2000 (ms)<text:tab/>500 (ms)<text:tab/>1000 (ms)<text:tab/><text:tab/>1 times</text:p>
      <text:p text:style-name="P10"><text:tab/><text:tab/>6<text:tab/><text:tab/>2000 (ms)<text:tab/>500 (ms)<text:tab/>0 (ms)<text:tab/><text:tab/><text:tab/>0 times</text:p>
      <text:p text:style-name="P10"><text:tab/><text:tab/>7<text:tab/><text:tab/>2000 (ms)<text:tab/>500 (ms)<text:tab/>0 (ms)<text:tab/><text:tab/><text:tab/>0 times</text:p>
      <text:p text:style-name="P10"><text:tab/><text:tab/>8<text:tab/><text:tab/>2000 (ms)<text:tab/>500 (ms)<text:tab/>0 (ms)<text:tab/><text:tab/><text:tab/>0 times</text:p>
      <text:p text:style-name="P10"><text:tab/><text:tab/>9<text:tab/><text:tab/>2000 (ms)<text:tab/>500 (ms)<text:tab/>0 (ms)<text:tab/><text:tab/><text:tab/>0 times</text:p>
      <text:p text:style-name="P10"><text:tab/></text:p>
      <text:list xml:id="list45415737687333" text:continue-numbering="true" text:style-name="L3">
        <text:list-header>
          <text:p text:style-name="P9"><text:span text:style-name="T2">Summary-Processes:</text:span></text:p>
        </text:list-header>
      </text:list>
      <text:p text:style-name="P10"><text:span text:style-name="T2"><text:tab/><text:tab/>Process: 0 registered... (2000 500 0)</text:span></text:p>
      <text:p text:style-name="P10"><text:span text:style-name="T2"><text:tab/><text:tab/>Process: 0 I/O blocked... (2000 500 500)</text:span></text:p>
      <text:p text:style-name="P10"><text:span text:style-name="T2"><text:tab/><text:tab/>Process: 1 registered... (2000 500 0)</text:span></text:p>
      <text:p text:style-name="P10"><text:span text:style-name="T2"><text:tab/><text:tab/>Process: 1 I/O blocked... (2000 500 500)</text:span></text:p>
      <text:p text:style-name="P10"><text:span text:style-name="T2"><text:tab/><text:tab/>Process: 0 registered... (2000 500 500)</text:span></text:p>
      <text:p text:style-name="P10"><text:span text:style-name="T2"><text:tab/><text:tab/>Process: 0 I/O blocked... (2000 500 1000)</text:span></text:p>
      <text:p text:style-name="P10"><text:span text:style-name="T2"><text:tab/><text:tab/>Process: 1 registered... (2000 500 500)</text:span></text:p>
      <text:p text:style-name="P10"><text:span text:style-name="T2"><text:tab/><text:tab/>Process: 1 I/O blocked... (2000 500 1000)</text:span></text:p>
      <text:p text:style-name="P10"><text:span text:style-name="T2"><text:tab/><text:tab/>Process: 0 registered... (2000 500 1000)</text:span></text:p>
      <text:p text:style-name="P10"><text:span text:style-name="T2"><text:tab/><text:tab/>Process: 0 I/O blocked... (2000 500 1500)</text:span></text:p>
      <text:p text:style-name="P10"><text:span text:style-name="T2"><text:tab/><text:tab/>Process: 1 registered... (2000 500 1000)</text:span></text:p>
      <text:p text:style-name="P10"><text:span text:style-name="T2"><text:tab/><text:tab/>Process: 1 I/O blocked... (2000 500 1500)</text:span></text:p>
      <text:p text:style-name="P10"><text:span text:style-name="T2"><text:tab/><text:tab/>Process: 0 registered... (2000 500 1500)</text:span></text:p>
      <text:p text:style-name="P10"><text:span text:style-name="T2"><text:tab/><text:tab/></text:span><text:span text:style-name="T4">Process: 0 completed... (2000 500 2000)</text:span></text:p>
      <text:p text:style-name="P10"><text:span text:style-name="T2"><text:tab/><text:tab/>Process: 1 registered... (2000 500 1500)</text:span></text:p>
      <text:p text:style-name="P10"><text:span text:style-name="T2"><text:tab/><text:tab/></text:span><text:span text:style-name="T4">Process: 1 completed... (2000 500 2000)</text:span></text:p>
      <text:p text:style-name="P10"><text:span text:style-name="T2"><text:tab/><text:tab/>Process: 2 registered... (2000 500 0)</text:span></text:p>
      <text:p text:style-name="P10"><text:span text:style-name="T2"><text:tab/><text:tab/>Process: 2 I/O blocked... (2000 500 500)</text:span></text:p>
      <text:p text:style-name="P10"><text:span text:style-name="T2"><text:tab/><text:tab/>Process: 3 registered... (2000 500 0)</text:span></text:p>
      <text:p text:style-name="P10"><text:span text:style-name="T2"><text:tab/><text:tab/>Process: 3 I/O blocked... (2000 500 500)</text:span></text:p>
      <text:p text:style-name="P10"><text:span text:style-name="T2"><text:tab/><text:tab/>Process: 2 registered... (2000 500 500)</text:span></text:p>
      <text:p text:style-name="P10"><text:span text:style-name="T2"><text:tab/><text:tab/>Process: 2 I/O blocked... (2000 500 1000)</text:span></text:p>
      <text:p text:style-name="P10"><text:span text:style-name="T2"><text:tab/><text:tab/>Process: 3 registered... (2000 500 500)</text:span></text:p>
      <text:p text:style-name="P10"><text:soft-page-break/><text:span text:style-name="T2"><text:tab/><text:tab/>Process: 3 I/O blocked... (2000 500 1000)</text:span></text:p>
      <text:p text:style-name="P10"><text:span text:style-name="T2"><text:tab/><text:tab/>Process: 2 registered... (2000 500 1000)</text:span></text:p>
      <text:p text:style-name="P10"><text:span text:style-name="T2"><text:tab/><text:tab/>Process: 2 I/O blocked... (2000 500 1500)</text:span></text:p>
      <text:p text:style-name="P10"><text:span text:style-name="T2"><text:tab/><text:tab/>Process: 3 registered... (2000 500 1000)</text:span></text:p>
      <text:p text:style-name="P10"><text:span text:style-name="T2"><text:tab/><text:tab/>Process: 3 I/O blocked... (2000 500 1500)</text:span></text:p>
      <text:p text:style-name="P10"><text:span text:style-name="T2"><text:tab/><text:tab/>Process: 2 registered... (2000 500 1500)</text:span></text:p>
      <text:p text:style-name="P10"><text:span text:style-name="T2"><text:tab/><text:tab/></text:span><text:span text:style-name="T4">Process: 2 completed... (2000 500 2000</text:span><text:span text:style-name="T2">)</text:span></text:p>
      <text:p text:style-name="P10"><text:span text:style-name="T2"><text:tab/><text:tab/>Process: 3 registered... (2000 500 1500)</text:span></text:p>
      <text:p text:style-name="P10"><text:span text:style-name="T2"><text:tab/><text:tab/></text:span><text:span text:style-name="T4">Process: 3 completed... (2000 500 2000)</text:span></text:p>
      <text:p text:style-name="P10"><text:span text:style-name="T2"><text:tab/><text:tab/>Process: 4 registered... (2000 500 0)</text:span></text:p>
      <text:p text:style-name="P10"><text:span text:style-name="T2"><text:tab/><text:tab/>Process: 4 I/O blocked... (2000 500 500)</text:span></text:p>
      <text:p text:style-name="P10"><text:span text:style-name="T2"><text:tab/><text:tab/>Process: 5 registered... (2000 500 0)</text:span></text:p>
      <text:p text:style-name="P10"><text:span text:style-name="T2"><text:tab/><text:tab/>Process: 5 I/O blocked... (2000 500 500)</text:span></text:p>
      <text:p text:style-name="P10"><text:span text:style-name="T2"><text:tab/><text:tab/>Process: 4 registered... (2000 500 500)</text:span></text:p>
      <text:p text:style-name="P10"><text:span text:style-name="T2"><text:tab/><text:tab/>Process: 4 I/O blocked... (2000 500 1000)</text:span></text:p>
      <text:p text:style-name="P10"><text:span text:style-name="T2"><text:tab/><text:tab/>Process: 5 registered... (2000 500 500)</text:span></text:p>
      <text:p text:style-name="P10"><text:span text:style-name="T2"/></text:p>
      <text:h text:style-name="Heading_20_3" text:outline-level="3">Conclusions</text:h>
      <text:p text:style-name="P12"><text:span text:style-name="T2">As we are using Batch(non-preemptive) scheduling with a policy previously said, First-Come First-Serve, </text:span><text:span text:style-name="T11">the processes are completed in the same order that they were created. As we can see, when a process is blocked other </text:span><text:span text:style-name="T12">is starting to execute, so other processes can start executing if the previous one is either blocked or completed. When a process is blocked we can see the next one in the “registered” status. </text:span></text:p>
      <text:p text:style-name="P12"><text:span text:style-name="T12"/></text:p>
      <text:p text:style-name="P12"><text:span text:style-name="T12">In the second case we can see that the process number 4 has waited for that long that didn’t manage to complete the execution, this same situation can be seen in the third case too, where 10 process are supposed to run, at the moment the maximal runtime exceed the process number 5 starts to register. </text:span></text:p>
      <text:p text:style-name="P12"><text:span text:style-name="T12"/></text:p>
      <text:p text:style-name="P12"><text:span text:style-name="T13">The point here might be why process 5 completed the execution in the second case but did not in the third one, well, in the second case the fifth process toke execution time when the fourth process was executing as the CPU is busy all the time to minimize time between submission an termination, so these two processes shared the CPU time and that is why they are partially completed. If we would want this last two cases to be fully completed then the runtime value should be extended.</text:span></text:p>
      <text:p text:style-name="P11"><text:span text:style-name="T12"/></text:p>
      <text:p text:style-name="P11"><text:span text:style-name="T12"/></text:p>
      <text:p text:style-name="P11"><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03:15:02.777623882</meta:creation-date>
    <dc:date>2020-05-08T04:53:35.025745868</dc:date>
    <meta:editing-duration>PT1M34S</meta:editing-duration>
    <meta:editing-cycles>2</meta:editing-cycles>
    <meta:generator>LibreOffice/6.0.7.3$Linux_X86_64 LibreOffice_project/00m0$Build-3</meta:generator>
    <meta:document-statistic meta:table-count="0" meta:image-count="0" meta:object-count="0" meta:page-count="5" meta:paragraph-count="169" meta:word-count="1620" meta:character-count="9981" meta:non-whitespace-character-count="8243"/>
  </office:meta>
</office:document-meta>
</file>